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c2c0" officeooo:paragraph-rsid="000fc2c0" style:font-weight-asian="bold" style:font-weight-complex="bold"/>
    </style:style>
    <style:style style:name="P2" style:family="paragraph" style:parent-style-name="Standard">
      <style:text-properties fo:font-weight="bold" officeooo:rsid="00115c19" officeooo:paragraph-rsid="00115c19" style:font-weight-asian="bold" style:font-weight-complex="bold"/>
    </style:style>
    <style:style style:name="P3" style:family="paragraph" style:parent-style-name="Standard">
      <style:text-properties fo:font-weight="bold" officeooo:rsid="0014329d" officeooo:paragraph-rsid="0014329d" style:font-weight-asian="bold" style:font-weight-complex="bold"/>
    </style:style>
    <style:style style:name="P4" style:family="paragraph" style:parent-style-name="Standard">
      <style:text-properties fo:font-weight="normal" officeooo:rsid="000fc2c0" officeooo:paragraph-rsid="000fc2c0" style:font-weight-asian="normal" style:font-weight-complex="normal"/>
    </style:style>
    <style:style style:name="P5" style:family="paragraph" style:parent-style-name="Standard">
      <style:text-properties fo:font-weight="normal" officeooo:rsid="000fc2c0" officeooo:paragraph-rsid="00115c19" style:font-weight-asian="normal" style:font-weight-complex="normal"/>
    </style:style>
    <style:style style:name="P6" style:family="paragraph" style:parent-style-name="Standard">
      <style:text-properties fo:font-weight="normal" officeooo:rsid="00115c19" officeooo:paragraph-rsid="00115c19" style:font-weight-asian="normal" style:font-weight-complex="normal"/>
    </style:style>
    <style:style style:name="P7" style:family="paragraph" style:parent-style-name="Standard">
      <style:text-properties fo:font-weight="normal" officeooo:rsid="0012f834" officeooo:paragraph-rsid="0012f834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0fc2c0" officeooo:paragraph-rsid="000fc2c0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12f834" officeooo:paragraph-rsid="0012f834" style:font-weight-asian="normal" style:font-weight-complex="normal"/>
    </style:style>
    <style:style style:name="P10" style:family="paragraph" style:parent-style-name="Standard" style:list-style-name="L2">
      <style:text-properties fo:font-weight="normal" officeooo:rsid="0012f834" officeooo:paragraph-rsid="0012f834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14329d" officeooo:paragraph-rsid="0014329d" style:font-weight-asian="normal" style:font-weight-complex="normal"/>
    </style:style>
    <style:style style:name="P12" style:family="paragraph" style:parent-style-name="Standard" style:list-style-name="L3">
      <style:text-properties fo:font-weight="normal" officeooo:rsid="0014329d" officeooo:paragraph-rsid="0014329d" style:font-weight-asian="normal" style:font-weight-complex="normal"/>
    </style:style>
    <style:style style:name="P13" style:family="paragraph" style:parent-style-name="Standard" style:list-style-name="L4">
      <style:text-properties fo:font-weight="normal" officeooo:rsid="0014329d" officeooo:paragraph-rsid="0014329d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115c19" officeooo:paragraph-rsid="00115c19" style:font-weight-asian="normal" style:font-weight-complex="normal"/>
    </style:style>
    <style:style style:name="P15" style:family="paragraph" style:parent-style-name="Standard" style:list-style-name="L4">
      <style:text-properties fo:font-weight="normal" officeooo:rsid="0014d965" officeooo:paragraph-rsid="0014d965" style:font-weight-asian="normal" style:font-weight-complex="normal"/>
    </style:style>
    <style:style style:name="P16" style:family="paragraph" style:parent-style-name="Standard" style:list-style-name="L5">
      <style:text-properties fo:font-weight="normal" officeooo:rsid="0014d965" officeooo:paragraph-rsid="0014d965" style:font-weight-asian="normal" style:font-weight-complex="normal"/>
    </style:style>
    <style:style style:name="P17" style:family="paragraph" style:parent-style-name="Standard">
      <style:text-properties fo:font-weight="normal" officeooo:rsid="0014d965" officeooo:paragraph-rsid="0014d965" style:font-weight-asian="normal" style:font-weight-complex="normal"/>
    </style:style>
    <style:style style:name="P18" style:family="paragraph" style:parent-style-name="Standard" style:list-style-name="L6">
      <style:text-properties fo:font-weight="normal" officeooo:rsid="0016ae6b" officeooo:paragraph-rsid="0016ae6b" style:font-weight-asian="normal" style:font-weight-complex="normal"/>
    </style:style>
    <style:style style:name="P19" style:family="paragraph" style:parent-style-name="Standard">
      <style:text-properties fo:font-weight="normal" officeooo:rsid="0016ae6b" officeooo:paragraph-rsid="0016ae6b" style:font-weight-asian="normal" style:font-weight-complex="normal"/>
    </style:style>
    <style:style style:name="P20" style:family="paragraph" style:parent-style-name="Standard" style:list-style-name="L4">
      <style:text-properties officeooo:rsid="0014329d" officeooo:paragraph-rsid="0014329d"/>
    </style:style>
    <style:style style:name="P21" style:family="paragraph" style:parent-style-name="Standard" style:list-style-name="L5">
      <style:text-properties officeooo:rsid="0014d965" officeooo:paragraph-rsid="0014d965"/>
    </style:style>
    <style:style style:name="P22" style:family="paragraph" style:parent-style-name="Standard" style:list-style-name="L6">
      <style:text-properties officeooo:rsid="0014d965" officeooo:paragraph-rsid="0014d965"/>
    </style:style>
    <style:style style:name="P23" style:family="paragraph" style:parent-style-name="Standard">
      <style:text-properties officeooo:rsid="0016ae6b" officeooo:paragraph-rsid="0016ae6b"/>
    </style:style>
    <style:style style:name="P24" style:family="paragraph" style:parent-style-name="Standard">
      <style:text-properties fo:color="#ce181e" officeooo:rsid="001a01b2" officeooo:paragraph-rsid="001a01b2"/>
    </style:style>
    <style:style style:name="P25" style:family="paragraph" style:parent-style-name="Normal_20__28_Web_29_">
      <loext:graphic-properties draw:fill="solid" draw:fill-color="#ffffff"/>
      <style:paragraph-properties fo:margin-top="0cm" fo:margin-bottom="0cm" loext:contextual-spacing="true" fo:text-align="justify" style:justify-single-word="false" fo:background-color="#ffffff"/>
      <style:text-properties fo:color="#333333" style:font-name="Arial" fo:font-weight="normal" officeooo:rsid="0016ae6b" officeooo:paragraph-rsid="0016ae6b" style:font-weight-asian="normal" style:font-name-complex="Arial1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e898" style:font-weight-asian="bold" style:font-weight-complex="bold"/>
    </style:style>
    <style:style style:name="T3" style:family="text">
      <style:text-properties fo:font-weight="bold" officeooo:rsid="00115c19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4d965" style:font-weight-asian="normal" style:font-weight-complex="normal"/>
    </style:style>
    <style:style style:name="T6" style:family="text">
      <style:text-properties fo:font-weight="normal" officeooo:rsid="0016ae6b" style:font-weight-asian="normal" style:font-weight-complex="normal"/>
    </style:style>
    <style:style style:name="T7" style:family="text">
      <style:text-properties fo:font-weight="normal" officeooo:rsid="001b6838" style:font-weight-asian="normal" style:font-weight-complex="normal"/>
    </style:style>
    <style:style style:name="T8" style:family="text">
      <style:text-properties fo:font-weight="normal" officeooo:rsid="001bf6dc" style:font-weight-asian="normal" style:font-weight-complex="normal"/>
    </style:style>
    <style:style style:name="T9" style:family="text">
      <style:text-properties officeooo:rsid="000fe898"/>
    </style:style>
    <style:style style:name="T10" style:family="text">
      <style:text-properties officeooo:rsid="00115c19"/>
    </style:style>
    <style:style style:name="T11" style:family="text">
      <style:text-properties officeooo:rsid="0014329d"/>
    </style:style>
    <style:style style:name="T12" style:family="text">
      <style:text-properties fo:color="#ff8000" fo:font-weight="normal" style:font-weight-asian="normal" style:font-weight-complex="normal"/>
    </style:style>
    <style:style style:name="T13" style:family="text">
      <style:text-properties fo:color="#ce181e" officeooo:rsid="000fe8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erimientos:</text:p>
      <text:list xml:id="list3226400032" text:style-name="L1">
        <text:list-item>
          <text:p text:style-name="P8">Recoger y gestionar informacion de clientes y empleados.</text:p>
        </text:list-item>
        <text:list-item>
          <text:p text:style-name="P8">Crear formularios que son entregados a cada una de las sucursales (se puede mas de 1 por localidad).</text:p>
        </text:list-item>
        <text:list-item>
          <text:p text:style-name="P8">Se recibe una solicitud y se evalua dependiendo de la localidad del perro y el tiempo que solicita el cliente.</text:p>
        </text:list-item>
        <text:list-item>
          <text:p text:style-name="P8">Simulación (hacer seguimiento del proceso de solicitud y asignacion).</text:p>
        </text:list-item>
        <text:list-item>
          <text:p text:style-name="P9">Dado una locaclidad y un horario, mostar los paseadores disponibles.</text:p>
        </text:list-item>
        <text:list-item>
          <text:p text:style-name="P9">Dado un cliente y un horario, lista de los paseadores que se pueden hacer cargo de sus perros.</text:p>
        </text:list-item>
        <text:list-item>
          <text:p text:style-name="P9">Dado una localidad mostrar todos los clientes que poseen perros de una raza.</text:p>
        </text:list-item>
        <text:list-item>
          <text:p text:style-name="P9">Dado un paseador mostrar la lista de perros con fecha, hora y duración de cada paseo realizado en un rango de tiempo dado.</text:p>
        </text:list-item>
        <text:list-item>
          <text:p text:style-name="P9">Dado un perro mostrar los paseadores con fecha, hora, duración y tipo de actividad <text:span text:style-name="T11">dado dentro de un rango dado.</text:span></text:p>
        </text:list-item>
        <text:list-item>
          <text:p text:style-name="P11">Dada una localidad mostrar la lista de los perros de un tamaño especifico relacionados con la localidad.</text:p>
        </text:list-item>
        <text:list-item>
          <text:p text:style-name="P11">Dado un rango de edad, listar todos los perros que están en el rango haciendo explicita la edad, el dueño y la localidad, la edad de estar en terminos de años y meses.</text:p>
        </text:list-item>
      </text:list>
      <text:p text:style-name="P1"/>
      <text:p text:style-name="P1">Datos:</text:p>
      <text:p text:style-name="P4">Los datos son guardados en archivos y se actualizan al final de la ejecución del algoritmo, ademas se incluye la opción de incluir y excluir un cliente o un paseador, <text:span text:style-name="T9">se debe añadir la opción de modificar la información agregando, eliminando o cambiando registros. </text:span><text:span text:style-name="T2">Se debe hacer archivos planos de sucursales, paseadores y clientes.</text:span></text:p>
      <text:p text:style-name="P4"><text:tab/><text:span text:style-name="T2">Sucursales: </text:span><text:span text:style-name="T9">nomSucursal, nomGerente, localidad, area(calcular por calle y carrera), <text:tab/><text:tab/><text:tab/>nPaseadores, nClientes(leales), </text:span><text:span text:style-name="T13">dir</text:span><text:span text:style-name="T9">.</text:span></text:p>
      <text:p text:style-name="P4"><text:span text:style-name="T2"><text:tab/>Paseadores:</text:span><text:span text:style-name="T9"> pasDisp(paseos que pueda realizar, maximo dos perros), sucursal(Se calcula<text:tab/>dependiendo de donde viva), nom, apll, tId(extranjera o ciudadana), nId, sexo, cel, telFij, email, <text:tab/>fNac(no menor de edad), ciudNac, paisNac, dir, barr, horDisp(hora en el dia diferente, pero<text:tab/>continuo).</text:span></text:p>
      <text:p text:style-name="P5"><text:tab/><text:span text:style-name="T3">Clientes:</text:span><text:span text:style-name="T10"> nom, apll, nId, sexo, localidad, nPerr.</text:span></text:p>
      <text:p text:style-name="P5"><text:tab/><text:tab/><text:span text:style-name="T3">Perro:</text:span><text:span text:style-name="T10"> nom, fNac, raza, tam(pequeño, mediano y grande), tConc, resumen(nombre del <text:tab/><text:tab/><text:tab/>paseador, fecha, hora y duración, tipo de actividad realizado, observaciones).</text:span></text:p>
      <text:p text:style-name="P5"/>
      <text:p text:style-name="P2">Estructuras de datos:</text:p>
      <text:p text:style-name="P6">Se podra generar listas como:</text:p>
      <text:list xml:id="list2373251914" text:style-name="L2">
        <text:list-item>
          <text:p text:style-name="P14">Sucursales permanentes de una localidad.</text:p>
        </text:list-item>
        <text:list-item>
          <text:p text:style-name="P14">Paseadores que trabajan en una sucursal.</text:p>
        </text:list-item>
        <text:list-item>
          <text:p text:style-name="P14">Paseadores de una localidad.</text:p>
        </text:list-item>
        <text:list-item>
          <text:p text:style-name="P14">Todos los clientes de una sucursal.</text:p>
        </text:list-item>
        <text:list-item>
          <text:p text:style-name="P14">Todos los clientes de una localidad.</text:p>
        </text:list-item>
        <text:list-item>
          <text:p text:style-name="P14">Clientes con mas perros.</text:p>
        </text:list-item>
        <text:list-item>
          <text:p text:style-name="P10">Perros de una sucursal.</text:p>
        </text:list-item>
        <text:list-item>
          <text:p text:style-name="P10">Perros de una localidad.</text:p>
        </text:list-item>
        <text:list-item>
          <text:p text:style-name="P10">Lista de perros, con localidad que pertenece que cumplen años en un mes determinado.</text:p>
        </text:list-item>
      </text:list>
      <text:p text:style-name="P7"/>
      <text:p text:style-name="P3">Simulación:</text:p>
      <text:list xml:id="list2747130563" text:style-name="L3">
        <text:list-item>
          <text:p text:style-name="P12">Crear las escructuas de memoria partiendo de los archivos planos.</text:p>
        </text:list-item>
        <text:list-item>
          <text:p text:style-name="P12"><text:soft-page-break/>Permite modificar datos, retirar registro, agregar uno nuevo, modificar existente. Para los registros deben estar filtrados por el identificador del cliente.</text:p>
        </text:list-item>
        <text:list-item>
          <text:p text:style-name="P12">Simular proceso de solicitur:</text:p>
        </text:list-item>
      </text:list>
      <text:list xml:id="list1553324365" text:style-name="L4">
        <text:list-item>
          <text:p text:style-name="P13">Recibe localidad de los perros.</text:p>
        </text:list-item>
        <text:list-item>
          <text:p text:style-name="P13">Recibe el tiempo solicitado.</text:p>
        </text:list-item>
        <text:list-item>
          <text:p text:style-name="P20"><text:span text:style-name="T4">Asignar los paseadores; </text:span><text:span text:style-name="T5">los paseos son de 1 hora minimo, los paseos solo se pueden solicitar en terminos de horas, cada rango debe ser de horas completas.</text:span></text:p>
        </text:list-item>
        <text:list-item>
          <text:p text:style-name="P15">Simular la finalización del dia (resultados por localidad) por localidad:</text:p>
        </text:list-item>
      </text:list>
      <text:list xml:id="list3103433025" text:style-name="L5">
        <text:list-item>
          <text:p text:style-name="P16">Por tamaño, numero de perros atendidos, porcentaje de perros pertenecientes a esa localidad(dado por la localidad que atendió el perro)</text:p>
        </text:list-item>
        <text:list-item>
          <text:p text:style-name="P21"><text:span text:style-name="T12">Mostrar por perros</text:span><text:span text:style-name="T4"> Por horario, localidad a la que pertenece, nombre de cada perro, edad, tamaño, actividad desarollada y localidad en la que se encuentra inscrito.</text:span></text:p>
        </text:list-item>
      </text:list>
      <text:p text:style-name="P17"><text:tab/>5. <text:s text:c="2"/>Mostrar estadisticas:</text:p>
      <text:list xml:id="list2763266440" text:style-name="L6">
        <text:list-item>
          <text:p text:style-name="P22"><text:span text:style-name="T4">Reportar el diario total: numero de perros atendidos, perros que no se pudieron recibir, total servicios en la localidad a la que pertenece, total de servicios en </text:span><text:span text:style-name="T6">una localidad diferente a la inscrita. En catidad y porcentaje</text:span></text:p>
        </text:list-item>
        <text:list-item>
          <text:p text:style-name="P18">Reporte por localidad: Total perros atendidos, total perros que no se pudieron cubrir, total servivios en una localidad diferente a la inscrita. En cantidad y porcentaje.</text:p>
        </text:list-item>
        <text:list-item>
          <text:p text:style-name="P18">Reporte por paseador: Total perros atendidos, total peros que no se pudieron cubrir, total servicios por localidad diferente a la inscrita- En cantidad y porcentaje.</text:p>
        </text:list-item>
      </text:list>
      <text:p text:style-name="P19"><text:tab/>6. <text:s text:c="2"/>Actualizar los archivos planos con cambios realizados.</text:p>
      <text:p text:style-name="P19"><text:tab/></text:p>
      <text:p text:style-name="P25"><text:tab/>Documento soporte incluye: Diseño de la solución, Contenido y estructura de archivos <text:tab/>planos, Estructuras de datos en memoria principal definidas, incluyendo diagrama</text:p>
      <text:p text:style-name="P19"/>
      <text:p text:style-name="P23"><text:span text:style-name="T4"><text:tab/></text:span><text:span text:style-name="T1">Archivos Planos de 10 objetos cada una</text:span></text:p>
      <text:p text:style-name="P23"><text:span text:style-name="T5"/></text:p>
      <text:p text:style-name="P23"><text:span text:style-name="T5"/></text:p>
      <text:p text:style-name="P24"><text:span text:style-name="T5">O</text:span><text:span text:style-name="T4">bservaciones</text:span></text:p>
      <text:p text:style-name="P24"><text:span text:style-name="T4"><text:tab/>Para las direcciones se <text:s/>hará una clase direc que tendra una calle, carrreta y nombre si tiene, <text:s/><text:tab/><text:tab/><text:tab/>lo cual actuara como una coordenada en bogotá.</text:span></text:p>
      <text:p text:style-name="P24"><text:span text:style-name="T4"><text:tab/></text:span><text:span text:style-name="T7">Para las </text:span><text:span text:style-name="T8">f</text:span><text:span text:style-name="T7">echas se hará una clase fech que tendra año y mes.</text:span></text:p>
      <text:p text:style-name="P24"><text:span text:style-name="T7"><text:tab/>Para el horario de trabajo se incluira una clase horario que tendra un arreglo de 7 strings los <text:tab/><text:tab/><text:tab/>cuales representan los dias de la semana de formato “horaInicio – horaFinal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30T09:45:32.779061789</meta:creation-date>
    <dc:date>2019-06-30T14:02:19.705370655</dc:date>
    <meta:editing-duration>PT1H6M25S</meta:editing-duration>
    <meta:editing-cycles>2</meta:editing-cycles>
    <meta:generator>LibreOffice/6.1.6.3$Linux_X86_64 LibreOffice_project/10$Build-3</meta:generator>
    <meta:document-statistic meta:table-count="0" meta:image-count="0" meta:object-count="0" meta:page-count="2" meta:paragraph-count="51" meta:word-count="741" meta:character-count="4579" meta:non-whitespace-character-count="3886"/>
  </office:meta>
</office:document-meta>
</file>